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51cm" style:auto-text-indent="false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style:font-name="Times New Roman"/>
    </style:style>
    <style:style style:name="P4" style:family="paragraph" style:parent-style-name="Standard">
      <style:paragraph-properties fo:margin-left="0.009cm" fo:margin-right="0cm" fo:margin-top="0cm" fo:margin-bottom="0.242cm" fo:line-height="106%" fo:text-align="start" style:justify-single-word="false" fo:text-indent="0cm" style:auto-text-indent="false"/>
      <style:text-properties style:font-name="Times New Roman" fo:font-size="11pt" style:font-size-asian="11pt"/>
    </style:style>
    <style:style style:name="P5" style:family="paragraph" style:parent-style-name="Standard">
      <style:paragraph-properties fo:margin-left="0.009cm" fo:margin-right="0cm" fo:margin-top="0cm" fo:margin-bottom="0.242cm" fo:line-height="106%" fo:text-align="start" style:justify-single-word="false" fo:text-indent="0cm" style:auto-text-indent="false"/>
      <style:text-properties style:font-name="Times New Roman"/>
    </style:style>
    <style:style style:name="P6" style:family="paragraph" style:parent-style-name="Standard">
      <style:paragraph-properties fo:margin-left="0.009cm" fo:margin-right="0cm" fo:margin-top="0cm" fo:margin-bottom="0.242cm" fo:line-height="106%" fo:text-align="center" style:justify-single-word="false" fo:text-indent="0cm" style:auto-text-indent="false"/>
      <style:text-properties style:font-name="Times New Roman"/>
    </style:style>
    <style:style style:name="P7" style:family="paragraph" style:parent-style-name="Standard">
      <style:paragraph-properties fo:margin-left="0.009cm" fo:margin-right="0cm" fo:margin-top="0cm" fo:margin-bottom="0.242cm" fo:line-height="106%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size-complex="12pt" style:font-weight-complex="bold"/>
    </style:style>
    <style:style style:name="P8" style:family="paragraph" style:parent-style-name="Standard">
      <style:paragraph-properties fo:margin-left="0.009cm" fo:margin-right="0cm" fo:margin-top="0cm" fo:margin-bottom="0.282cm" fo:line-height="106%" fo:text-align="start" style:justify-single-word="false" fo:text-indent="0cm" style:auto-text-indent="false"/>
      <style:text-properties style:font-name="Times New Roman" fo:font-size="22pt" fo:font-weight="bold" style:font-size-asian="22pt" style:font-weight-asian="bold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.282cm" fo:line-height="106%" fo:text-align="end" style:justify-single-word="false"/>
      <style:text-properties style:font-name="Times New Roman" style:font-name-asian="Calibri1"/>
    </style:style>
    <style:style style:name="P13" style:family="paragraph" style:parent-style-name="Standard">
      <style:paragraph-properties fo:margin-left="0cm" fo:margin-right="0.004cm" fo:line-height="106%" fo:text-align="end" style:justify-single-word="false" fo:text-indent="0cm" style:auto-text-indent="false"/>
      <style:text-properties style:font-name="Times New Roman"/>
    </style:style>
    <style:style style:name="P14" style:family="paragraph" style:parent-style-name="Standard">
      <style:paragraph-properties fo:margin-left="0cm" fo:margin-right="0.004cm" fo:line-height="106%" fo:text-align="center" style:justify-single-word="false" fo:text-indent="0cm" style:auto-text-indent="false"/>
      <style:text-properties style:font-name="Times New Roman" fo:font-weight="bold" style:font-weight-asian="bold"/>
    </style:style>
    <style:style style:name="P15" style:family="paragraph" style:parent-style-name="Standard">
      <style:paragraph-properties fo:margin-left="0cm" fo:margin-right="0.004cm" fo:line-height="106%" fo:text-indent="0cm" style:auto-text-indent="false"/>
      <style:text-properties fo:color="#000000" style:font-name="Times New Roman" style:font-size-complex="10pt"/>
    </style:style>
    <style:style style:name="P16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  <style:text-properties style:font-name="Times New Roman"/>
    </style:style>
    <style:style style:name="P17" style:family="paragraph" style:parent-style-name="Standard">
      <style:paragraph-properties fo:margin-left="0.018cm" fo:margin-right="0.004cm" fo:line-height="106%" fo:text-align="end" style:justify-single-word="false" fo:text-indent="-0.018cm" style:auto-text-indent="false"/>
      <style:text-properties fo:color="#000000" style:font-name="Times New Roman" style:font-size-complex="10pt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1.249cm" style:auto-text-indent="false" fo:background-color="#ffffff">
        <style:background-image/>
      </style:paragraph-properties>
      <style:text-properties style:font-name="Times New Roman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1">
      <style:paragraph-properties fo:margin-left="0cm" fo:margin-right="0cm" fo:text-indent="1.249cm" style:auto-text-indent="false"/>
      <style:text-properties fo:color="#1a1a1a" style:font-name="Times New Roman" fo:font-size="14pt" fo:font-weight="normal" style:font-size-asian="14pt" style:font-weight-asian="normal" style:font-name-complex="Times New Roman1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2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" style:family="text">
      <style:text-properties fo:font-size="11pt" style:font-size-asian="11pt"/>
    </style:style>
    <style:style style:name="T6" style:family="text">
      <style:text-properties fo:color="#1a1a1a" fo:font-weight="bold" style:font-weight-asian="bold" style:font-name-complex="Arial2" style:font-size-complex="14pt"/>
    </style:style>
    <style:style style:name="T7" style:family="text">
      <style:text-properties fo:color="#000000" style:font-size-complex="10pt"/>
    </style:style>
    <style:style style:name="T8" style:family="text">
      <style:text-properties style:font-name-complex="Times New Roman1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Times New Roman1" style:font-size-complex="14pt"/>
    </style:style>
    <style:style style:name="T11" style:family="text">
      <style:text-properties style:font-name-asian="Times New Roman1" style:language-asian="ru" style:country-asian="RU" style:font-name-complex="Times New Roman1" style:font-size-complex="14pt"/>
    </style:style>
    <style:style style:name="T12" style:family="text"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-start text:name="_Toc96381984"/><text:bookmark-start text:name="_Toc96381611"/><text:bookmark-start text:name="_Toc95774128"/><text:bookmark-start text:name="_Toc94724420"/><text:bookmark-start text:name="_Toc94724023"/><text:bookmark-start text:name="_Toc93707243"/><text:bookmark-start text:name="_Toc93706795"/><text:bookmark-start text:name="_Toc87212694"/><text:bookmark-start text:name="_Toc96458440"/><text:span text:style-name="T1">Детский технопарк </text:span><text:bookmark-end text:name="_Toc96458440"/><text:span text:style-name="T1">«Альтаир»</text:span></text:p>
      <text:p text:style-name="P10"><text:bookmark-start text:name="_Toc96458441"/><text:span text:style-name="T1">(РТУ МИРЭА</text:span><text:bookmark-end text:name="_Toc87212694"/><text:span text:style-name="T1">)</text:span><text:bookmark-end text:name="_Toc96381984"/><text:bookmark-end text:name="_Toc96381611"/><text:bookmark-end text:name="_Toc95774128"/><text:bookmark-end text:name="_Toc94724420"/><text:bookmark-end text:name="_Toc94724023"/><text:bookmark-end text:name="_Toc93707243"/><text:bookmark-end text:name="_Toc93706795"/><text:bookmark-end text:name="_Toc96458441"/></text:p>
      <text:p text:style-name="P9"/>
      <text:p text:style-name="P9"/>
      <text:p text:style-name="P4"><text:s/></text:p>
      <text:p text:style-name="P4"><text:s/></text:p>
      <text:p text:style-name="P5"/>
      <text:p text:style-name="P4"><text:s/></text:p>
      <text:p text:style-name="P6"><text:span text:style-name="T5"><text:s/></text:span><text:span text:style-name="T2">«ОСНОВЫ ПРОМЫШЛЕННОГО ПРОГРАММИРОВАНИЯ»</text:span></text:p>
      <text:p text:style-name="P7"/>
      <text:p text:style-name="P11">ОПИСАНИЕ ПРОЕКТА</text:p>
      <text:p text:style-name="P10"><text:bookmark-start text:name="_GoBack"/><text:span text:style-name="T1">«Игра</text:span><text:span text:style-name="T3"> </text:span><text:span text:style-name="T4">стратегия</text:span><text:span text:style-name="T1"> «</text:span><text:span text:style-name="T6">BattleBase</text:span><text:span text:style-name="T1">»</text:span></text:p>
      <text:p text:style-name="P8"><text:bookmark-end text:name="_GoBack"/></text:p>
      <text:p text:style-name="P8"/>
      <text:p text:style-name="P8"/>
      <text:p text:style-name="P12">Рябов Дмитрий</text:p>
      <text:p text:style-name="P12">Кугушева Полина Ивановна</text:p>
      <text:p text:style-name="P13">---------------------------------------</text:p>
      <text:p text:style-name="P13">Ученики группы 4</text:p>
      <text:p text:style-name="P13">---------------------------------------</text:p>
      <text:p text:style-name="P13">Руководитель: Борисов Артём Игоревич</text:p>
      <text:p text:style-name="P13">---------------------------------------</text:p>
      <text:p text:style-name="P16">Преподаватель Детского технопарка "Альтаир" <text:span text:style-name="T7">РТУ МИРЭА</text:span></text:p>
      <text:p text:style-name="P17"/>
      <text:p text:style-name="P15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>Москва, 2024</text:p>
      <text:list xml:id="list876455793430044910" text:style-name="Outline">
        <text:list-item>
          <text:h text:style-name="P20" text:outline-level="1">Название проекта</text:h>
        </text:list-item>
        <text:list-item>
          <text:h text:style-name="P21" text:outline-level="1"><text:soft-page-break/>Игра в жанре стратегия/<text:span text:style-name="T9">MOBA </text:span><text:span text:style-name="T13">«</text:span>BattleBase»</text:h>
        </text:list-item>
        <text:list-item>
          <text:h text:style-name="P20" text:outline-level="1">Идея проекта</text:h>
        </text:list-item>
      </text:list>
      <text:p text:style-name="P3">Разработка 2<text:span text:style-name="T9">D</text:span> игры в жанре стратегия. Суть игры проведение матчей, при которых игрок вместе с ботами будет противостоять команде ботов. Цель игры — разрушить базу противника.</text:p>
      <text:list xml:id="list38846532" text:continue-numbering="true" text:style-name="Outline">
        <text:list-item>
          <text:h text:style-name="P20" text:outline-level="1">Описание работы проекта</text:h>
        </text:list-item>
      </text:list>
      <text:p text:style-name="P9"><text:tab/>Игра заключается в том, что пользователь играет за определенную команду, так называемые силы света. Игра происходит на поле, у каждой команды есть ратуша, которую надо защищать, цель игры разрушать ратушу противника. Так же на поле находятся различные постройки и декорации. В команде по мима пользователя есть боты-помощники, которые помогают ему в разрушении башни противника, в команде противника есть боты. Помощники после убийства, воскрешаются и идут воевать, это не зависит от команды, пользователь также может воскрешаться. Пользователь может <text:s text:c="2"/>героя за которого хочет играть. Также у пользователя будет целый арсенал оружия и он сможет его выбрать</text:p>
      <text:list xml:id="list38837185" text:continue-numbering="true" text:style-name="Outline">
        <text:list-item>
          <text:h text:style-name="P20" text:outline-level="1">Актуальность</text:h>
        </text:list-item>
      </text:list>
      <text:p text:style-name="P19"><text:span text:style-name="T8">На данный моменте в киберспорте все чаще проводятся чемпионаты и матчи в жанре стратегии. Это неповторимая игра с захватывающей механикой и в уникальном 2</text:span><text:span text:style-name="T10">d </text:span><text:span text:style-name="T14">дизайне, который вам напомнит о старых, добрых играх</text:span><text:span text:style-name="T10">.</text:span><text:span text:style-name="T8"> Таким образом люди становятся сплоченными, создают команды и развивают данный спорт. Играя в стратегии </text:span><text:span text:style-name="T12">развитие мышления и логики</text:span><text:span text:style-name="T11">, они помогают анализировать проблемы и искать решения. Стратегические игры обычно требуют умения принимать сложные решения, что позволяет развивать уверенность в своих способностях и умениях. 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orphans="0" fo:widows="0"/>
      <style:text-properties fo:color="#000000" fo:font-size="16pt" fo:font-weight="bold" style:font-size-asian="16pt" style:font-weight-asian="bold" style:font-size-complex="16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fo:font-weight="bold" style:font-size-asian="16pt" style:font-weight-asian="bold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size-asian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ём борисов</meta:initial-creator>
    <meta:editing-cycles>4</meta:editing-cycles>
    <meta:creation-date>2024-12-01T19:41:00</meta:creation-date>
    <dc:date>2024-12-10T18:59:52.46</dc:date>
    <meta:editing-duration>PT32M41S</meta:editing-duration>
    <meta:generator>OpenOffice/4.1.13$Win32 OpenOffice.org_project/4113m1$Build-9810</meta:generator>
    <meta:document-statistic meta:table-count="0" meta:image-count="0" meta:object-count="0" meta:page-count="2" meta:paragraph-count="25" meta:word-count="243" meta:character-count="18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